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 style:list-style-name="L1">
      <style:paragraph-properties fo:margin-top="0cm" fo:margin-bottom="0.282cm" style:contextual-spacing="false" fo:orphans="2" fo:widows="2"/>
      <style:text-properties fo:font-variant="normal" fo:text-transform="none" fo:color="#24292f" loext:opacity="100%" style:font-name="apple-system" fo:font-size="8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82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5pt" fo:letter-spacing="normal" fo:font-style="normal" fo:font-weight="normal" style:font-size-asian="15pt" style:font-size-complex="15pt"/>
    </style:style>
    <style:style style:name="P3" style:family="paragraph" style:parent-style-name="Text_20_body" style:list-style-name="L1">
      <style:paragraph-properties fo:margin-top="0cm" fo:margin-bottom="0.282cm" style:contextual-spacing="false" fo:orphans="2" fo:widows="2"/>
    </style:style>
    <style:style style:name="T1" style:family="text">
      <style:text-properties fo:font-variant="normal" fo:text-transform="none" fo:color="#24292f" loext:opacity="100%" style:font-name="apple-system" fo:font-size="8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Obtener todos los almacenes.</text:p>
      <text:p text:style-name="P2">SELECT * FROM ALMACENES</text:p>
      <text:p text:style-name="P2">2. Obtener todas las cajas cuyo contenido tenga un valor superior a 150 €.</text:p>
      <text:p text:style-name="P2">SELECT * FROM CAJAS WHERE Valor &gt; 150</text:p>
      <text:p text:style-name="P2">3. Obtener los tipos de contenidos de las cajas.</text:p>
      <text:p text:style-name="P2">SELECT DISTINCT Contenido FROM CAJAS</text:p>
      <text:p text:style-name="P2">4. Obtener el valor medio de todas las cajas.</text:p>
      <text:p text:style-name="P2">SELECT AVG(Valor) FROM CAJAS</text:p>
      <text:p text:style-name="P2">5. Obtener el valor medio de las cajas de cada almacén.</text:p>
      <text:p text:style-name="P2">SELECT Almacen, AVG(Valor) FROM CAJAS GROUP BY Almacen</text:p>
      <text:p text:style-name="P2">6. Obtener los códigos de los almacenes en los cuales el valor medio de las cajas </text:p>
      <text:p text:style-name="P2">sea superior a 150 €.</text:p>
      <text:p text:style-name="P2">SELECT Almacen, AVG(Valor) FROM CAJAS GROUP BY Almacen HAVING AVG(Valor) &gt; 150</text:p>
      <text:p text:style-name="P2">7. Obtener el número de referencia de cada caja junto con el nombre de la ciudad </text:p>
      <text:p text:style-name="P2">en el que se encuentra.</text:p>
      <text:p text:style-name="P2">SELECT NumReferencia, Lugar FROM ALMACENES, CAJAS WHERE ALMACENES.Codigo = CAJAS.Almacen</text:p>
      <text:p text:style-name="P2">8. Obtener el número de cajas que hay en cada almacén.</text:p>
      <text:p text:style-name="P2">SELECT Almacen, COUNT(*) FROM CAJAS GROUP BY Almacen</text:p>
      <text:p text:style-name="P2"/>
      <text:p text:style-name="P2"/>
      <text:p text:style-name="P2"><text:soft-page-break/>9. Obtener los códigos de los almacenes que estén saturados (los almacenes </text:p>
      <text:p text:style-name="P2">donde el número de cajas es superior a la capacidad).</text:p>
      <text:p text:style-name="P2">SELECT Codigo FROM ALMACENES WHERE Capacidad &lt; (SELECT COUNT(*) FROM CAJAS WHERE Almacen = Codigo)</text:p>
      <text:p text:style-name="P2">10. Obtener los números de referencia de las cajas que están en Bilbao.</text:p>
      <text:p text:style-name="P2">SELECT NumReferencia FROM CAJAS WHERE Almacen IN (SELECT Codigo FROM ALMACENES WHERE Lugar = 'Bilbao')</text:p>
      <text:p text:style-name="P2">11. Insertar un nuevo almacén en Barcelona con capacidad para 3 cajas.</text:p>
      <text:p text:style-name="P2">INSERT INTO ALMACENES(Lugar, Capacidad) VALUES('Barcelona', 3)</text:p>
      <text:p text:style-name="P2">3.12. Insertar una nueva caja, con número de referencia 'H5RT', con contenido '&lt;Papel', valor 200, y situada en el almacén 2.</text:p>
      <text:p text:style-name="P2">INSERT INTO CAJAS VALUES('H5RT', 'Papel', 200, 2)</text:p>
      <text:p text:style-name="P2">13. Rebajar el valor de todas las cajas un 15 %.</text:p>
      <text:p text:style-name="P2">UPDATE CAJAS SET Valor = Valor * 0.85</text:p>
      <text:p text:style-name="P2">14. Rebajar un 20 % el valor de todas las cajas cuyo valor sea superior al valor </text:p>
      <text:p text:style-name="P2">medio de todas las cajas.</text:p>
      <text:p text:style-name="P2">UPDATE CAJAS SET Valor = Valor * 0.80 WHERE Valor &gt; (SELECT AVG(Valor) FROM CAJAS)</text:p>
      <text:p text:style-name="P2">15. Eliminar todas las cajas cuyo valor sea inferior a 100 €.</text:p>
      <text:p text:style-name="P2">DELETE FROM CAJAS WHERE Valor &lt; 100</text:p>
      <text:p text:style-name="P2">Vaciar el contenido de los almacenes que están saturados.</text:p>
      <text:p text:style-name="P2">DELETE FROM CAJAS WHERE Almacen IN (</text:p>
      <text:p text:style-name="P2"><text:s/>SELECT Codigo FROM ALMACENES WHERE Capacidad &lt; (</text:p>
      <text:p text:style-name="P2"><text:soft-page-break/><text:s/>SELECT COUNT(*) FROM CAJAS WHERE Almacen = Codigo ) 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9T10:45:35.401000000</meta:creation-date>
    <dc:date>2023-01-29T10:57:29.142000000</dc:date>
    <meta:editing-duration>PT1M43S</meta:editing-duration>
    <meta:editing-cycles>1</meta:editing-cycles>
    <meta:document-statistic meta:table-count="0" meta:image-count="0" meta:object-count="0" meta:page-count="3" meta:paragraph-count="38" meta:word-count="380" meta:character-count="2180" meta:non-whitespace-character-count="1832"/>
    <meta:generator>LibreOffice/7.2.1.2$Windows_X86_64 LibreOffice_project/87b77fad49947c1441b67c559c339af8f3517e22</meta:generator>
  </office:meta>
</office:document-meta>
</file>